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7ddc" officeooo:paragraph-rsid="00027ddc"/>
    </style:style>
    <style:style style:name="P2" style:family="paragraph" style:parent-style-name="Standard">
      <style:text-properties officeooo:rsid="00027ddc" officeooo:paragraph-rsid="00039a62"/>
    </style:style>
    <style:style style:name="P3" style:family="paragraph" style:parent-style-name="Standard">
      <style:text-properties fo:font-weight="bold" officeooo:rsid="00027ddc" officeooo:paragraph-rsid="00027ddc" style:font-weight-asian="bold" style:font-weight-complex="bold"/>
    </style:style>
    <style:style style:name="P4" style:family="paragraph" style:parent-style-name="Standard">
      <style:text-properties fo:font-weight="bold" officeooo:rsid="000a8bc6" officeooo:paragraph-rsid="000a8bc6" style:font-weight-asian="bold" style:font-weight-complex="bold"/>
    </style:style>
    <style:style style:name="P5" style:family="paragraph" style:parent-style-name="Standard" style:list-style-name="L2">
      <style:text-properties fo:font-weight="bold" officeooo:rsid="000a8bc6" officeooo:paragraph-rsid="000a8bc6" style:font-weight-asian="bold" style:font-weight-complex="bold"/>
    </style:style>
    <style:style style:name="P6" style:family="paragraph" style:parent-style-name="Standard" style:list-style-name="L2">
      <style:text-properties fo:font-weight="bold" officeooo:rsid="000bb4f4" officeooo:paragraph-rsid="000bb4f4" style:font-weight-asian="bold" style:font-weight-complex="bold"/>
    </style:style>
    <style:style style:name="P7" style:family="paragraph" style:parent-style-name="Standard" style:list-style-name="L1">
      <style:text-properties officeooo:paragraph-rsid="00039a62"/>
    </style:style>
    <style:style style:name="P8" style:family="paragraph" style:parent-style-name="Standard" style:list-style-name="L1">
      <style:text-properties officeooo:paragraph-rsid="000639ed"/>
    </style:style>
    <style:style style:name="P9" style:family="paragraph" style:parent-style-name="Standard" style:list-style-name="L1">
      <style:text-properties officeooo:paragraph-rsid="0009359d"/>
    </style:style>
    <style:style style:name="P10" style:family="paragraph" style:parent-style-name="Standard" style:list-style-name="L1">
      <style:text-properties officeooo:rsid="00039a62" officeooo:paragraph-rsid="00039a62"/>
    </style:style>
    <style:style style:name="P11" style:family="paragraph" style:parent-style-name="Standard" style:list-style-name="L1">
      <style:text-properties officeooo:rsid="00039a62" officeooo:paragraph-rsid="0004af61"/>
    </style:style>
    <style:style style:name="P12" style:family="paragraph" style:parent-style-name="Standard" style:list-style-name="L1">
      <style:text-properties officeooo:rsid="0004ba82" officeooo:paragraph-rsid="0004ba82"/>
    </style:style>
    <style:style style:name="P13" style:family="paragraph" style:parent-style-name="Standard" style:list-style-name="L1">
      <style:text-properties officeooo:rsid="000639ed" officeooo:paragraph-rsid="000639ed"/>
    </style:style>
    <style:style style:name="P14" style:family="paragraph" style:parent-style-name="Standard" style:list-style-name="L1">
      <style:text-properties officeooo:rsid="0007a187" officeooo:paragraph-rsid="0007a187"/>
    </style:style>
    <style:style style:name="P15" style:family="paragraph" style:parent-style-name="Standard" style:list-style-name="L1">
      <style:text-properties officeooo:rsid="0009359d" officeooo:paragraph-rsid="0009359d"/>
    </style:style>
    <style:style style:name="P16" style:family="paragraph" style:parent-style-name="Standard">
      <style:text-properties officeooo:paragraph-rsid="0009359d"/>
    </style:style>
    <style:style style:name="T1" style:family="text">
      <style:text-properties officeooo:rsid="00027ddc"/>
    </style:style>
    <style:style style:name="T2" style:family="text">
      <style:text-properties officeooo:rsid="00039a62"/>
    </style:style>
    <style:style style:name="T3" style:family="text">
      <style:text-properties officeooo:rsid="0004af61"/>
    </style:style>
    <style:style style:name="T4" style:family="text">
      <style:text-properties officeooo:rsid="0004ba82"/>
    </style:style>
    <style:style style:name="T5" style:family="text">
      <style:text-properties officeooo:rsid="000639ed"/>
    </style:style>
    <style:style style:name="T6" style:family="text">
      <style:text-properties officeooo:rsid="0007a187"/>
    </style:style>
    <style:style style:name="T7" style:family="text">
      <style:text-properties officeooo:rsid="0009359d"/>
    </style:style>
    <style:style style:name="T8" style:family="text">
      <style:text-properties officeooo:rsid="000a8bc6"/>
    </style:style>
    <style:style style:name="T9" style:family="text">
      <style:text-properties fo:font-weight="normal" style:font-weight-asian="normal" style:font-weight-complex="normal"/>
    </style:style>
    <style:style style:name="T10" style:family="text">
      <style:text-properties fo:font-weight="normal" officeooo:rsid="000b3264"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Cavalieri</text:p>
      <text:p text:style-name="P1"/>
      <text:p text:style-name="P1"/>
      <text:p text:style-name="P3">section VI</text:p>
      <text:p text:style-name="P2"><text:span text:style-name="T2">Smart Vehicle Testbed and ABA-IDS Methodology</text:span></text:p>
      <text:p text:style-name="P2"/>
      <text:list xml:id="list8508287565141476579" text:style-name="L1">
        <text:list-item>
          <text:p text:style-name="P7"><text:span text:style-name="T1">Authors designed IOT security development framework and tested on smart-vehicle testbed. <text:s/></text:span></text:p>
        </text:list-item>
        <text:list-item>
          <text:p text:style-name="P7"><text:span text:style-name="T1">The SV testbed contains all the characteristics and functionalities of actual smart-vehicles: sensors, actuators, automation controls, communication channels. <text:s/></text:span></text:p>
        </text:list-item>
        <text:list-item>
          <text:p text:style-name="P10">User can monitor all SV variables and control all SV components using variety of protocols Bluetooth, WiFi, I2C</text:p>
        </text:list-item>
        <text:list-item>
          <text:p text:style-name="P10">SV variables include temp, distance, motion, illumination</text:p>
        </text:list-item>
        <text:list-item>
          <text:p text:style-name="P10">SV controllable components include lights on/off, movement guidance (Left/Right/Forward/Back), brakes and speed</text:p>
        </text:list-item>
        <text:list-item>
          <text:p text:style-name="P11">Monitoring and controlling <text:span text:style-name="T4">SV testbed</text:span> can be accessed locally through secure gateway or remotely via VIMP (vehicle information mgmt p<text:span text:style-name="T3">ortal</text:span>)</text:p>
        </text:list-item>
        <text:list-item>
          <text:p text:style-name="P12">VIMP is web-server that monitors and analyzes in real-time the SV IOT hierarchical framework to detect and respond to attacks and system faults.</text:p>
        </text:list-item>
        <text:list-item>
          <text:p text:style-name="P12">For example—an attacker may target a temperature sensor at the End Devices layer of the SV</text:p>
          <text:list>
            <text:list-item>
              <text:p text:style-name="P12">temperature sensor has little computational power → can’t use encryption</text:p>
            </text:list-item>
            <text:list-item>
              <text:p text:style-name="P12">instead, the VIMP will monitor sensor output for anomalies to detect attacker</text:p>
            </text:list-item>
          </text:list>
        </text:list-item>
        <text:list-item>
          <text:p text:style-name="P8"><text:span text:style-name="T5">Anomalous Behavior Analysis implemented via a module stack</text:span></text:p>
          <text:list>
            <text:list-item>
              <text:p text:style-name="P8"><text:span text:style-name="T5">modules: continuous monitoring, structure of data, ABA, sensor classification, recovery actions</text:span></text:p>
            </text:list-item>
          </text:list>
        </text:list-item>
        <text:list-item>
          <text:p text:style-name="P8"><text:span text:style-name="T5">Continuous Monitoring Module:</text:span></text:p>
          <text:list>
            <text:list-header>
              <text:p text:style-name="P8"><text:span text:style-name="T5">analyze behavior of End Device layer components to characterize normal operations—source,destination, packet contents are extracted from protocol and forwarded to data structure analysis module for sensor ID and characterization of runtime profile (S-DNA) using discrete wavelet transform coefficients of the signal</text:span></text:p>
            </text:list-header>
          </text:list>
        </text:list-item>
        <text:list-item>
          <text:p text:style-name="P13">Data Structure Analysis Module:</text:p>
          <text:p text:style-name="P13">this module compute<text:span text:style-name="T6">s</text:span> runtime profile based on DWT coefficients <text:span text:style-name="T6">of signal</text:span> so that it can be compared against reference profiles in ABA module <text:span text:style-name="T6">and uses that runtime profile to determine ID of End Device layer component ( what sensor sent the signal, what actuator sent the signal etc)</text:span></text:p>
          <text:list>
            <text:list-item>
              <text:p text:style-name="P14">runtime profile generated by DWT coefficients where original signal is decomposed into an approx coefficient and detail coefficient by applying high pass and low pass filters respectively—after decomposing signal into coefficients those coefficients are aggregated into vector that represents runtime profile (S-DNA)</text:p>
            </text:list-item>
            <text:list-item>
              <text:p text:style-name="P14">The ID of the End Device layer component that is sending signal is determined using the runtime profile generated in previous step and computing Euclid distance between that vector and pre-computed reference vectors <text:span text:style-name="T7">obtained in off-line training phase</text:span>—so if <text:span text:style-name="T7">runtime profile vector is closest to temperature sensor vector → then sensor is ID’ed as temperature sensor</text:span></text:p>
            </text:list-item>
          </text:list>
        </text:list-item>
        <text:list-item>
          <text:p text:style-name="P15">ABA module:</text:p>
          <text:p text:style-name="P15">Euclid distance is computed between runtime profile and reference profile for that particular sensor stored in ABA module (computed in off-line training phase). Five vector used to determine control limits for normal operation and euclid distance computed between all 5 <text:soft-page-break/>reference vectors and current runtime vector. Those distances used to define Upper Control Limit and Lower Control Limit—these limits are passed down to classification module. </text:p>
        </text:list-item>
        <text:list-item>
          <text:p text:style-name="P15">Classification Module:</text:p>
          <text:list>
            <text:list-item>
              <text:p text:style-name="P15">once ABA module determine anomalous behavior, this module classifies the type of anomaly using Euclid dist e.g. for DOS attacks, euclid distance show sudden spikes above UCL.</text:p>
            </text:list-item>
          </text:list>
        </text:list-item>
        <text:list-item>
          <text:p text:style-name="P9"><text:span text:style-name="T7">Recovery Module:</text:span></text:p>
          <text:p text:style-name="P9"><text:span text:style-name="T8">if attack cannot be classified the data is rejected; else the user can be alerts, an re/authentication mechanism can be used on the component or the network config can be changed <text:s/>or the data can be discarded.</text:span></text:p>
        </text:list-item>
      </text:list>
      <text:p text:style-name="P16"/>
      <text:p text:style-name="P4">Section VII</text:p>
      <text:p text:style-name="P4"><text:span text:style-name="T9">Experiments and Results</text:span></text:p>
      <text:p text:style-name="P4"><text:span text:style-name="T9"/></text:p>
      <text:list xml:id="list2059872841260215194" text:style-name="L2">
        <text:list-item>
          <text:p text:style-name="P5"><text:span text:style-name="T9">In off-line training phase, the matrix of normal operating limit is computed—this is the matrix used in ABA module to determine whether anomalies exist within component operations</text:span></text:p>
        </text:list-item>
        <text:list-item>
          <text:p text:style-name="P5"><text:span text:style-name="T9">After training system under normal operating conditions, attacks launched against SV testbed to examine behavior of components under attack </text:span><text:span text:style-name="T10">all in off-line phase.</text:span></text:p>
        </text:list-item>
        <text:list-item>
          <text:p text:style-name="P6"><text:span text:style-name="T10">W</text:span><text:span text:style-name="T9">indow of 7 Euclid distances used to determine behavior trends</text:span></text:p>
        </text:list-item>
        <text:list-item>
          <text:p text:style-name="P6"><text:span text:style-name="T9">false positives: when behavior not considered during training, after attack when sensor needs to move to its steady st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9:03:28.353294338</meta:creation-date>
    <dc:date>2017-03-27T21:23:39.417250419</dc:date>
    <meta:editing-duration>PT4M39S</meta:editing-duration>
    <meta:editing-cycles>1</meta:editing-cycles>
    <meta:generator>LibreOffice/5.1.6.2$Linux_X86_64 LibreOffice_project/10m0$Build-2</meta:generator>
    <meta:document-statistic meta:table-count="0" meta:image-count="0" meta:object-count="0" meta:page-count="2" meta:paragraph-count="33" meta:word-count="623" meta:character-count="4075" meta:non-whitespace-character-count="3513"/>
  </office:meta>
</office:document-meta>
</file>